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text-underline-style="solid" style:text-underline-width="auto" style:text-underline-color="font-color" fo:font-weight="bold" style:font-weight-asian="bold" style:font-name-complex="Ari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0.011cm" svg:y="-0.011cm" svg:width="7.13cm" svg:height="5.23cm" draw:z-index="0"><draw:text-box><text:p text:style-name="Standard"><office:annotation><dc:creator>sde </dc:creator><dc:date>2011-07-26T10:00:42</dc:date><text:p text:style-name="P3"><text:span text:style-name="T12">do text</text:span></text:p><text:p text:style-name="P3"><text:span text:style-name="T12">from document(at=header, format='odt')</text:span></text:p></office:annotation>Import depuis header.odt</text:p></draw:text-box></draw:frame></text:p>
      <text:p text:style-name="Standard"/>
      <text:p text:style-name="Standard"/>
      <text:p text:style-name="Standard"/>
      <text:p text:style-name="Standard"><draw:frame draw:style-name="fr1" draw:name="Cadre1" text:anchor-type="paragraph" svg:x="7.796cm" svg:y="0.051cm" svg:width="9.04cm" svg:height="3.15cm" draw:z-index="1"><draw:text-box><text:p text:style-name="Frame_20_contents"><office:annotation><dc:creator>Gauthier Bastien</dc:creator><dc:date>2011-02-16T14:49:10</dc:date><text:p text:style-name="P2"><text:span text:style-name="T11">do text if not len(self.getApplicants()) &gt; 1</text:span></text:p><text:p text:style-name="P2"><text:span text:style-name="T11">from xhtml(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2"><text:span text:style-name="T11">do text if </text:span><text:span text:style-name="T8">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1"><text:span text:style-name="T2"><office:annotation><dc:creator>Gauthier Bastien</dc:creator><dc:date>2011-02-17T09:18:17</dc:date><text:p text:style-name="P2"><text:span text:style-name="T11">do text if </text:span><text:span text:style-name="T8">len(self.getApplicants()) &gt; 1</text:span></text:p></office:annotation></text:span><text:span text:style-name="T2"><text:text-input text:description="Plusieurs demandeurs">self.getMultipleApplicants()</text:text-input></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UrbanTitle">Rappel : déclaration PEB et indication d'implantation</text:p>
      <text:p text:style-name="Standard"/>
      <text:p text:style-name="Standard"><text:span text:style-name="T4"><office:annotation><dc:creator>sde </dc:creator><dc:date>2011-07-27T10:02:17</dc:date><text:p text:style-name="P2"><text:span text:style-name="T7">do title</text:span></text:p><text:p text:style-name="P2"><text:span text:style-name="T8">from document(at=reference, format='odt')</text:span></text:p></office:annotation></text:span>Import depuis reference.odt</text:p>
      <text:p text:style-name="Standard"/>
      <text:p text:style-name="Standard"><office:annotation><dc:creator>Gauthier Bastien</dc:creator><dc:date>2011-02-16T16:12:24</dc:date><text:p text:style-name="P2"><text:span text:style-name="T10">do title if len(self.getApplicants()) &gt; 1</text:span></text:p></office:annotation>Demandeurs : <text:text-input text:description="Demandeurs">self.getApplicantsSignaletic()</text:text-input></text:p>
      <text:p text:style-name="Standard"><office:annotation><dc:creator>Gauthier Bastien</dc:creator><dc:date>2011-02-16T16:13:21</dc:date><text:p text:style-name="P2"><text:span text:style-name="T9">do title if not len(self.getApplicants()) &gt; 1</text:span></text:p></office:annotation>Demandeur : <text:text-input text:description="Demandeurs">self.getApplicantsSignaletic()</text:text-input></text:p>
      <text:p text:style-name="Standard">Objet : <text:text-input text:description="Objet des travaux">self.getLicenceSubject()</text:text-input></text:p>
      <text:p text:style-name="Standard">Situation : <text:text-input text:description="Situation des travaux">self.getWorkLocationSignaletic()</text:text-input></text:p>
      <text:p text:style-name="Standard"><text:span text:style-name="T5">Référence cadastrale : </text:span><text:span text:style-name="T5"><text:text-input text:description="Bien-Parcelles">self.getPortionOutsText()</text:text-input></text:span></text:p>
      <text:p text:style-name="Standard"/>
      <text:p text:style-name="Standard"/>
      <text:p text:style-name="UrbanTitle2">Rappel indication d'implantation</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Vous nous avez fait part de votre intention de débuter les travaux relatifs à l’objet repris ci-dessus pour lesquels vous avez obtenu un permis.</text:p>
      <text:p text:style-name="Standard"/>
      <text:p text:style-name="Standard">La vérification de la bonne implantation de votre construction, en particulier du respect de celle-ci par rapport aux plans approuvés est une compétence de notre Collège communal.</text:p>
      <text:p text:style-name="Standard"><text:span text:style-name="T5">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Standard"/>
      <text:p text:style-name="Standard">Pour ce faire, le demandeur doit solliciter la commune pour procéder à l’indication de l’implantation 30 jours calendrier avant le démarrage de son chantier. </text:p>
      <text:p text:style-name="Standard"/>
      <text:p text:style-name="Standard">A cet effet et conformément à la procédure fixée en séance du 20/07/2005, il s’adressera à un géomètre agréé par le Collège communal.</text:p>
      <text:p text:style-name="Standard"/>
      <text:p text:style-name="Standard">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text:soft-page-break/>jointe et contresigné par le maître d’œuvre, l’auteur de projet et l’entreprise qui exécute les travaux.</text:p>
      <text:p text:style-name="Standard"/>
      <text:p text:style-name="Standard">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Standard"/>
      <text:p text:style-name="Standard">Merci de ne pas tenir compte du présent courrier si vous avez procédé récemment à la vérification de l’implantation par un géomètre agréé.</text:p>
      <text:p text:style-name="Standard"/>
      <text:p text:style-name="Standard"/>
      <text:p text:style-name="Standard"/>
      <text:p text:style-name="UrbanTitle2">Rappel déclaration initiale PEB</text:p>
      <text:p text:style-name="Standard"/>
      <text:p text:style-name="Standard"><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Standard"><office:annotation><dc:creator>Gauthier Bastien</dc:creator><dc:date>2011-02-21T09:23:46</dc:date><text:p text:style-name="P2"><text:span text:style-name="T8">do text if len(self.getApplicants()) &gt; 1</text:span></text:p></office:annotation><text:span text:style-name="T1">&lt;%Titre%&gt;</text:span>,</text:p>
      <text:p text:style-name="Standard"/>
      <text:p text:style-name="Standard">Après vérification, nous constatons que nous ne sommes pas en possession du formulaire de déclaration initiale PEB. </text:p>
      <text:p text:style-name="Standard"/>
      <text:p text:style-name="Standard">En effet, le formulaire de déclaration <text:s/>initiale PEB doit être envoyé avec le formulaire « début de travaux », 15 jours avant le commencement de ceux-ci, et ce conformément aux articles 134 et 237/22§2 du CWATUPE. </text:p>
      <text:p text:style-name="Standard"/>
      <text:p text:style-name="Standard">Nous vous avisons qu’en cas de <text:s/>non respect <text:s/>de cette disposition le CWATUPE prévoit une amende administrative d’un montant compris entre 250 et 50.000€ (Articles 237/36 à 237/39)</text:p>
      <text:p text:style-name="Standard"/>
      <text:p text:style-name="Standard">Merci de ne pas tenir compte du présent courrier si vous nous avez envoyé récemment la déclaration initiale PEB.</text:p>
      <text:p text:style-name="Standard"/>
      <text:p text:style-name="Standard"/>
      <text:p text:style-name="Standard"><office:annotation><dc:creator>Gauthier Bastien</dc:creator><dc:date>2011-02-21T09:23:46</dc:date><text:p text:style-name="P2"><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Standard"><office:annotation><dc:creator>Gauthier Bastien</dc:creator><dc:date>2011-02-21T09:23:46</dc:date><text:p text:style-name="P2"><text:span text:style-name="T8">do text if len(self.getApplicants()) &gt; 1</text:span></text:p></office:annotation>Demeurant à votre disposition, nous vous prions d'agréer, <text:span text:style-name="T1">&lt;%Titre%&gt;</text:span>, nos salutations distinguées.</text:p>
      <text:p text:style-name="Standard"/>
      <text:p text:style-name="Standard"/>
      <text:p text:style-name="Standard"><text:span text:style-name="T3"><office:annotation><dc:creator>sde </dc:creator><dc:date>2011-07-27T10:02:32</dc:date><text:p text:style-name="P2"><text:span text:style-name="T7">do text</text:span></text:p><text:p text:style-name="P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4:54:52</dc:date>
    <dc:creator>sde </dc:creator>
    <meta:editing-duration>PT7H56M9S</meta:editing-duration>
    <meta:editing-cycles>48</meta:editing-cycles>
    <meta:generator>LibreOffice/3.3$Unix LibreOffice_project/330m19$Build-202</meta:generator>
    <meta:document-statistic meta:table-count="0" meta:image-count="0" meta:object-count="0" meta:page-count="2" meta:paragraph-count="33" meta:word-count="492" meta:character-count="3532"/>
  </office:meta>
</office:document-meta>
</file>